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4.413cm" fo:min-width="13.997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3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5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23.275cm" svg:y="5.42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2" draw:style-name="gr2" draw:text-style-name="P1" draw:layer="layout" svg:width="14.496cm" svg:height="4.662cm" svg:x="10.269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3" draw:layer="layout" svg:width="14.496cm" svg:height="1.971cm" svg:x="10.36cm" svg:y="16.664cm">
          <text:p text:style-name="P2"><text:span text:style-name="T1">OpenCL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" draw:text-style-name="P4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6" draw:layer="layout" svg:width="2.501cm" svg:height="1.013cm" svg:x="16.317cm" svg:y="9.169cm">
          <text:p text:style-name="P5"><text:span text:style-name="T1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4" draw:style-name="gr6" draw:text-style-name="P7" draw:layer="layout" svg:width="1.609cm" svg:height="1.609cm" svg:x="21.348cm" svg:y="6.6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6" draw:text-style-name="P7" draw:layer="layout" svg:width="1.609cm" svg:height="1.609cm" svg:x="12.8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gr6" draw:text-style-name="P7" draw:layer="layout" svg:width="1.609cm" svg:height="1.609cm" svg:x="23.09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7" draw:text-style-name="P9" draw:layer="layout" svg:width="3.057cm" svg:height="1.032cm" svg:x="16.103cm" svg:y="14.407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9" draw:layer="layout" svg:width="3.057cm" svg:height="1.032cm" svg:x="11.642cm" svg:y="14.714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4" draw:text-style-name="P4" draw:layer="layout" svg:width="4.448cm" svg:height="3.77cm" svg:x="19.915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9" draw:text-style-name="P10" draw:layer="layout" svg:width="1.402cm" svg:height="0.306cm" svg:x="14.7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81" draw:style-name="gr10" draw:text-style-name="P11" draw:layer="layout" svg:width="3.057cm" svg:height="1.032cm" svg:x="16.096cm" svg:y="12.693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11" draw:layer="layout" svg:width="3.057cm" svg:height="1.032cm" svg:x="20.53cm" svg:y="14.678cm">
          <text:p text:style-name="P8"><text:span text:style-name="T2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6" draw:style-name="gr12" draw:text-style-name="P10" draw:layer="layout" svg:width="1.376cm" svg:height="1.983cm" svg:x="19.153cm" svg:y="13.20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89" draw:style-name="gr5" draw:text-style-name="P6" draw:layer="layout" svg:width="3.818cm" svg:height="1.013cm" svg:x="11.275cm" svg:y="12.363cm">
          <text:p text:style-name="P5"><text:span text:style-name="T1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3" draw:text-style-name="P12" draw:layer="layout" svg:width="3.057cm" svg:height="1.032cm" svg:x="11.642cm" svg:y="13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5" draw:text-style-name="P6" draw:layer="layout" svg:width="3.877cm" svg:height="1.013cm" svg:x="20.22cm" svg:y="12.46cm">
          <text:p text:style-name="P5"><text:span text:style-name="T1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3" draw:style-name="gr14" draw:text-style-name="P10" draw:layer="layout" svg:x1="23.91cm" svg:y1="8.28cm" svg:x2="24.009cm" svg:y2="12.344cm">
          <text:p/>
        </draw:line>
        <draw:line draw:name="Straight Connector 94" draw:style-name="gr14" draw:text-style-name="P10" draw:layer="layout" svg:x1="22.322cm" svg:y1="8.28cm" svg:x2="23.552cm" svg:y2="12.344cm">
          <text:p/>
        </draw:line>
        <draw:line draw:name="Straight Connector 95" draw:style-name="gr14" draw:text-style-name="P10" draw:layer="layout" svg:x1="13.726cm" svg:y1="8.284cm" svg:x2="14.676cm" svg:y2="12.344cm">
          <text:p/>
        </draw:line>
        <draw:custom-shape draw:name="TextBox 96" draw:style-name="gr15" draw:text-style-name="P14" draw:layer="layout" svg:width="2.861cm" svg:height="1.603cm" svg:x="17.542cm" svg:y="6.777cm">
          <text:p text:style-name="P13"><text:span text:style-name="T3">Command</text:span></text:p>
          <text:p text:style-name="P13"><text:span text:style-name="T3">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5" draw:style-name="gr6" draw:text-style-name="P7" draw:layer="layout" svg:width="1.609cm" svg:height="1.609cm" svg:x="14.6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14" draw:text-style-name="P10" draw:layer="layout" svg:x1="17.242cm" svg:y1="7.5cm" svg:x2="16.607cm" svg:y2="7.5cm">
          <text:p/>
        </draw:line>
        <draw:custom-shape draw:name="Rectangle: Rounded Corners 144" draw:style-name="gr16" draw:text-style-name="P15" draw:layer="layout" svg:width="2.596cm" svg:height="1.102cm" svg:x="14.431cm" svg:y="4.635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7" draw:style-name="gr16" draw:text-style-name="P15" draw:layer="layout" svg:width="2.596cm" svg:height="1.102cm" svg:x="20.002cm" svg:y="4.613cm">
          <text:p text:style-name="P8"><text:span text:style-name="T2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50" draw:style-name="gr17" draw:text-style-name="P10" draw:layer="layout" svg:x1="15.655cm" svg:y1="5.74cm" svg:x2="15.496cm" svg:y2="6.675cm">
          <text:p/>
        </draw:line>
        <draw:custom-shape draw:name="TextBox 175" draw:style-name="gr5" draw:text-style-name="P6" draw:layer="layout" svg:width="2.869cm" svg:height="1.775cm" svg:x="16.057cm" svg:y="1.805cm">
          <text:p text:style-name="P5"><text:span text:style-name="T4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6" draw:layer="layout" svg:width="3.153cm" svg:height="0.864cm" svg:x="10.182cm" svg:y="10.05cm">
          <text:p text:style-name="P8"><text:span text:style-name="T2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19" draw:text-style-name="P17" draw:layer="layout" svg:width="1.132cm" svg:height="1.955cm" svg:x="11.307cm" svg:y="8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6" draw:style-name="gr20" draw:text-style-name="P18" draw:layer="layout" svg:width="2.269cm" svg:height="1.013cm" draw:transform="rotate (1.5707963267949) translate (11.31cm 10.206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9" draw:text-style-name="P17" draw:layer="layout" svg:width="1.132cm" svg:height="1.955cm" svg:x="10.18cm" svg:y="8.0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20" draw:text-style-name="P18" draw:layer="layout" svg:width="2.269cm" svg:height="1.013cm" draw:transform="rotate (1.5707963267949) translate (10.153cm 10.207cm)">
          <text:p text:style-name="P8"><text:span text:style-name="T1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7" draw:text-style-name="P10" draw:layer="layout" svg:x1="21.447cm" svg:y1="5.737cm" svg:x2="21.832cm" svg:y2="6.748cm">
          <text:p/>
        </draw:line>
        <draw:line draw:name="Straight Connector 2" draw:style-name="gr14" draw:text-style-name="P10" draw:layer="layout" svg:x1="15.408cm" svg:y1="8.283cm" svg:x2="15.067cm" svg:y2="12.343cm">
          <text:p/>
        </draw:line>
        <draw:line draw:name="Straight Connector 3" draw:style-name="gr14" draw:text-style-name="P10" draw:layer="layout" svg:x1="20.438cm" svg:y1="7.496cm" svg:x2="21.073cm" svg:y2="7.49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2-01-03T16:57:12.823147383</dc:date>
    <meta:editing-duration>PT1H20M32S</meta:editing-duration>
    <meta:editing-cycles>3</meta:editing-cycles>
    <meta:generator>LibreOffice/7.2.2.2$Linux_X86_64 LibreOffice_project/20$Build-2</meta:generator>
    <meta:document-statistic meta:object-count="36"/>
  </office:meta>
</office:document-meta>
</file>